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6"/>
    <style:style style:name="P2" style:family="paragraph" style:parent-style-name="Text_20_body">
      <style:text-properties style:font-name="Bell MT" fo:font-size="13pt" style:font-size-asian="13pt" style:font-size-complex="13pt"/>
    </style:style>
    <style:style style:name="P3" style:family="paragraph" style:parent-style-name="Text_20_body" style:list-style-name="L1">
      <style:text-properties style:font-name="Bell MT" fo:font-size="13pt" style:font-size-asian="13pt" style:font-size-complex="13pt"/>
    </style:style>
    <style:style style:name="P4" style:family="paragraph" style:parent-style-name="Text_20_body" style:list-style-name="L2">
      <style:text-properties style:font-name="Bell MT" fo:font-size="13pt" style:font-size-asian="13pt" style:font-size-complex="13pt"/>
    </style:style>
    <style:style style:name="P5" style:family="paragraph" style:parent-style-name="Text_20_body" style:list-style-name="L3">
      <style:text-properties style:font-name="Bell MT" fo:font-size="13pt" style:font-size-asian="13pt" style:font-size-complex="13pt"/>
    </style:style>
    <style:style style:name="P6" style:family="paragraph" style:parent-style-name="Text_20_body" style:list-style-name="L4">
      <style:text-properties style:font-name="Bell MT" fo:font-size="13pt" style:font-size-asian="13pt" style:font-size-complex="13pt"/>
    </style:style>
    <style:style style:name="P7" style:family="paragraph" style:parent-style-name="Text_20_body" style:list-style-name="L5">
      <style:text-properties style:font-name="Bell MT" fo:font-size="13pt" style:font-size-asian="13pt" style:font-size-complex="13pt"/>
    </style:style>
    <style:style style:name="P8" style:family="paragraph" style:parent-style-name="Text_20_body">
      <style:text-properties style:font-name="Bell MT"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Heading_20_2">
      <style:text-properties style:font-name="Bell MT" fo:font-size="13pt" style:font-size-asian="13pt" style:font-size-complex="13pt"/>
    </style:style>
    <style:style style:name="P10" style:family="paragraph" style:parent-style-name="Heading_20_2">
      <style:text-properties style:font-name="Bell MT" fo:font-size="13pt" style:text-underline-style="solid" style:text-underline-width="auto" style:text-underline-color="font-color" style:font-size-asian="13pt" style:font-size-complex="13pt"/>
    </style:style>
    <style:style style:name="P11" style:family="paragraph" style:parent-style-name="Heading_20_1">
      <style:paragraph-properties fo:text-align="center" style:justify-single-word="false"/>
      <style:text-properties style:font-name="Bell MT" fo:font-size="17pt" style:font-size-asian="17pt" style:font-size-complex="17pt"/>
    </style:style>
    <style:style style:name="T1" style:family="text">
      <style:text-properties style:font-name="Bell MT"/>
    </style:style>
    <style:style style:name="T2" style:family="text">
      <style:text-properties style:font-name="Bell MT" fo:font-size="13pt" style:font-size-asian="13pt" style:font-size-complex="13pt"/>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TATUTS DE L’ASSOCIATION</text:h>
      <text:p text:style-name="Text_20_body"><text:span text:style-name="Strong_20_Emphasis"><text:span text:style-name="T2"/></text:span></text:p>
      <text:p text:style-name="P8">Article 1 – Dénomination <text:s text:c="96"/></text:p>
      <text:p text:style-name="P2">Il est fondé entre les adhérents aux présents statuts une association régie par la loi du 1er juillet 1901 et le décret du 16 août 1901, ayant pour dénomination :</text:p>
      <text:p text:style-name="Text_20_body"><text:span text:style-name="Strong_20_Emphasis"><text:span text:style-name="T2">UrBaix</text:span></text:span></text:p>
      <text:h text:style-name="P9" text:outline-level="2"><text:span text:style-name="T3">Article 2 – Objet <text:s text:c="110"/></text:span><text:s text:c="79"/></text:h>
      <text:p text:style-name="P2">L’association a pour objet de favoriser l’inclusion sociale, éducative et culturelle des jeunes, notamment ceux en situation de décrochage scolaire ou de vulnérabilité, en leur proposant des actions d’accompagnement, de prévention et de découverte.</text:p>
      <text:p text:style-name="P2">Elle organise des activités éducatives, culturelles, sportives, créatives et immersives, ainsi que des sorties, séjours et voyages, visant à encourager l’ouverture d’esprit, l’épanouissement personnel et la prévention de la délinquance, notamment dans les quartiers défavorisés de Roubaix.</text:p>
      <text:h text:style-name="P10" text:outline-level="2">Article 3 – Siège social <text:s text:c="101"/></text:h>
      <text:p text:style-name="P2">Le siège social est fixé à :</text:p>
      <text:p text:style-name="Text_20_body"><text:span text:style-name="Strong_20_Emphasis"><text:span text:style-name="T2">3 rue de l’Avocat, Porte 1/2, 59100 Roubaix</text:span></text:span></text:p>
      <text:p text:style-name="P2">Il pourra être transféré par simple décision du bureau.</text:p>
      <text:h text:style-name="P10" text:outline-level="2">Article 4 – Durée <text:s text:c="110"/></text:h>
      <text:p text:style-name="P2">La durée de l’association est illimitée.</text:p>
      <text:h text:style-name="P10" text:outline-level="2">Article 5 – Membres <text:s text:c="105"/></text:h>
      <text:p text:style-name="P2">L’association se compose de :</text:p>
      <text:list xml:id="list548737373923661150" text:style-name="L1">
        <text:list-item>
          <text:p text:style-name="P3">Membres actifs</text:p>
        </text:list-item>
        <text:list-item>
          <text:p text:style-name="P3">Membres bénévoles</text:p>
        </text:list-item>
        <text:list-item>
          <text:p text:style-name="P3">Membres bienfaiteurs (le cas échéant)</text:p>
        </text:list-item>
      </text:list>
      <text:p text:style-name="P2">Les modalités d’adhésion sont définies par le règlement intérieur.</text:p>
      <text:h text:style-name="P10" text:outline-level="2">Article 6 – Radiation <text:s text:c="104"/></text:h>
      <text:p text:style-name="P2">La qualité de membre se perd par :</text:p>
      <text:list xml:id="list3628330028146260540" text:style-name="L2">
        <text:list-item>
          <text:p text:style-name="P4">Démission</text:p>
        </text:list-item>
        <text:list-item>
          <text:p text:style-name="P4">Décès</text:p>
        </text:list-item>
        <text:list-item>
          <text:p text:style-name="P4">Radiation prononcée par le bureau pour motif grave</text:p>
          <text:p text:style-name="P4"/>
        </text:list-item>
      </text:list>
      <text:h text:style-name="P10" text:outline-level="2"><text:soft-page-break/>Article 7 – Ressources <text:s text:c="102"/></text:h>
      <text:p text:style-name="P2">Les ressources de l’association comprennent :</text:p>
      <text:list xml:id="list324854401273295603" text:style-name="L3">
        <text:list-item>
          <text:p text:style-name="P5">Les cotisations</text:p>
        </text:list-item>
        <text:list-item>
          <text:p text:style-name="P5">Les subventions de l’État, des collectivités territoriales et organismes publics</text:p>
        </text:list-item>
        <text:list-item>
          <text:p text:style-name="P5">Les dons</text:p>
        </text:list-item>
        <text:list-item>
          <text:p text:style-name="P5">Les recettes issues des activités organisées</text:p>
        </text:list-item>
        <text:list-item>
          <text:p text:style-name="P5">Toute autre ressource autorisée par la loi</text:p>
        </text:list-item>
      </text:list>
      <text:h text:style-name="P10" text:outline-level="2">Article 8 – Administration <text:s text:c="95"/></text:h>
      <text:p text:style-name="Text_20_body"><text:span text:style-name="T2">L’association est administrée par un </text:span><text:span text:style-name="Strong_20_Emphasis"><text:span text:style-name="T2">bureau</text:span></text:span><text:span text:style-name="T2"> composé de :</text:span></text:p>
      <text:list xml:id="list400394116019657501" text:style-name="L4">
        <text:list-item>
          <text:p text:style-name="P6">Un Président</text:p>
        </text:list-item>
        <text:list-item>
          <text:p text:style-name="P6">Un Secrétaire / Trésorier</text:p>
        </text:list-item>
      </text:list>
      <text:h text:style-name="P10" text:outline-level="2">Article 9 – Rôle du Président <text:s text:c="91"/></text:h>
      <text:p text:style-name="P2">Le Président représente l’association dans tous les actes de la vie civile.<text:line-break/>Il ordonne les dépenses et préside les réunions.</text:p>
      <text:h text:style-name="P10" text:outline-level="2">Article 10 – Rôle du Secrétaire / Trésorier <text:s text:c="68"/></text:h>
      <text:p text:style-name="P2">Le Secrétaire / Trésorier est chargé :</text:p>
      <text:list xml:id="list7284066547893613837" text:style-name="L5">
        <text:list-item>
          <text:p text:style-name="P7">De la gestion administrative</text:p>
        </text:list-item>
        <text:list-item>
          <text:p text:style-name="P7">De la tenue des comptes</text:p>
        </text:list-item>
        <text:list-item>
          <text:p text:style-name="P7">De la conservation des documents officiels</text:p>
        </text:list-item>
      </text:list>
      <text:h text:style-name="P10" text:outline-level="2">Article 11 – Assemblée Générale <text:s text:c="85"/></text:h>
      <text:p text:style-name="P2">L’Assemblée Générale se réunit au moins une fois par an.<text:line-break/>Elle approuve les comptes, le rapport moral et décide des orientations.</text:p>
      <text:h text:style-name="P10" text:outline-level="2">Article 12 – Règlement intérieur <text:s text:c="85"/></text:h>
      <text:p text:style-name="P2">Un règlement intérieur peut être établi par le bureau.</text:p>
      <text:h text:style-name="P10" text:outline-level="2">Article 13 – Dissolution <text:s text:c="99"/></text:h>
      <text:p text:style-name="P2">En cas de dissolution, l’Assemblée Générale décide de l’affectation des biens à une association poursuivant des objectifs similaires.</text:p>
      <text:p text:style-name="P2"/>
      <text:p text:style-name="P2">Fait à Roubaix, le 20/12/ 2025</text:p>
      <text:p text:style-name="P2"/>
      <text:p text:style-name="Text_20_body"><text:span text:style-name="T2">Le Président<text:tab/><text:tab/><text:tab/><text:tab/><text:tab/><text:tab/><text:tab/>Le Secrétaire / Trésorier<text:line-break/></text:span><text:span text:style-name="Strong_20_Emphasis"><text:span text:style-name="T2">Youcef Tabane<text:tab/><text:tab/><text:tab/><text:tab/><text:tab/><text:tab/>Abdallah Rabhi</text:span></text:span><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U YOU</meta:initial-creator>
    <meta:creation-date>2025-12-21T21:39:27.35</meta:creation-date>
    <meta:document-statistic meta:table-count="0" meta:image-count="0" meta:object-count="0" meta:page-count="2" meta:paragraph-count="50" meta:word-count="407" meta:character-count="3850"/>
    <dc:date>2025-12-21T21:56:02.20</dc:date>
    <dc:creator>YOU YOU</dc:creator>
    <meta:editing-duration>PT54S</meta:editing-duration>
    <meta:editing-cycles>1</meta:editing-cycles>
    <meta:generator>OpenOffice/4.1.16$Win32 OpenOffice.org_project/4116m3$Build-9816</meta:generator>
  </office:meta>
</office:document-meta>
</file>